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1ab1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35de9" officeooo:paragraph-rsid="00135de9"/>
    </style:style>
    <style:style style:name="P4" style:family="paragraph" style:parent-style-name="Standard">
      <style:text-properties fo:font-weight="bold" officeooo:rsid="00135de9" officeooo:paragraph-rsid="00135de9" style:font-weight-asian="bold" style:font-weight-complex="bold"/>
    </style:style>
    <style:style style:name="P5" style:family="paragraph" style:parent-style-name="Standard">
      <style:text-properties fo:font-weight="bold" officeooo:rsid="00155720" officeooo:paragraph-rsid="00155720" style:font-weight-asian="bold" style:font-weight-complex="bold"/>
    </style:style>
    <style:style style:name="P6" style:family="paragraph" style:parent-style-name="Standard">
      <style:text-properties fo:font-weight="bold" officeooo:rsid="0015a2f5" officeooo:paragraph-rsid="0015a2f5" style:font-weight-asian="bold" style:font-weight-complex="bold"/>
    </style:style>
    <style:style style:name="P7" style:family="paragraph" style:parent-style-name="Standard">
      <style:text-properties fo:font-weight="normal" officeooo:rsid="00135de9" officeooo:paragraph-rsid="00135de9" style:font-weight-asian="normal" style:font-weight-complex="normal"/>
    </style:style>
    <style:style style:name="P8" style:family="paragraph" style:parent-style-name="Standard">
      <style:text-properties fo:font-weight="normal" officeooo:rsid="00155720" officeooo:paragraph-rsid="00155720" style:font-weight-asian="normal" style:font-weight-complex="normal"/>
    </style:style>
    <style:style style:name="P9" style:family="paragraph" style:parent-style-name="Standard">
      <style:text-properties fo:font-weight="normal" officeooo:rsid="0015a2f5" officeooo:paragraph-rsid="0015a2f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5720"/>
    </style:style>
    <style:style style:name="T4" style:family="text">
      <style:text-properties officeooo:rsid="0015a2f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90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ORAZ</text:p>
      <text:p text:style-name="Standard">- Problema del cambio <text:s text:c="2"/>-&gt; No factible</text:p>
      <text:p text:style-name="Standard">- Mochila continua<text:tab/> <text:s text:c="3"/>-&gt; Óptima</text:p>
      <text:p text:style-name="Standard">- Mochila discreta <text:s/><text:tab/> <text:s text:c="3"/>-&gt; Factible</text:p>
      <text:p text:style-name="Standard">- Kruskal <text:s text:c="3"/><text:tab/><text:tab/><text:tab/> <text:s text:c="3"/>-&gt; Óptima </text:p>
      <text:p text:style-name="Standard">- Prim <text:s text:c="3"/><text:tab/><text:tab/><text:tab/> <text:s text:c="3"/>-&gt; Óptima </text:p>
      <text:p text:style-name="Standard">- Asignación de Tareas <text:s text:c="2"/>-&gt; Factible</text:p>
      <text:p text:style-name="Standard">- Fontanero Diligente <text:s text:c="4"/>-&gt; Óptima </text:p>
      <text:p text:style-name="Standard">- Dijkstra<text:tab/><text:tab/><text:tab/> <text:s text:c="3"/>-&gt; Óptima</text:p>
      <text:p text:style-name="Standard"/>
      <text:p text:style-name="Standard"/>
      <text:p text:style-name="P2">VORAZ. RESTRICCIONES PARA KRUSKAL Y PRIM</text:p>
      <text:p text:style-name="Standard">----------------------------------------</text:p>
      <text:p text:style-name="Standard"><text:tab/>RESTRICCIONES: CONEXO, PONDERADO (ARCOS POSITIVOS) Y NO DIRIGIDO</text:p>
      <text:p text:style-name="P1"><text:tab/>BUSCAMOS: ARBOL DE RECUBRIMIENTO MINIMO</text:p>
      <text:p text:style-name="P1"><text:tab/><text:tab/>SUBGRAFO DE G CON TODOS LOS VERTICES (RECUBRIMIENTO)</text:p>
      <text:p text:style-name="Standard"><text:tab/><text:tab/>SIN CICLOS Y CONEXO (ARBOL)</text:p>
      <text:p text:style-name="Standard"><text:tab/><text:tab/></text:p>
      <text:p text:style-name="P2">VORAZ. ALGORITMO DE PRIM.</text:p>
      <text:p text:style-name="Standard">-------------------------</text:p>
      <text:p text:style-name="Standard"><text:tab/>- DOS CONJUTOS DE VERTICES, VISITADOS Y NO VISITADOS.</text:p>
      <text:p text:style-name="Standard"><text:tab/>- EN CADA ITERACION ELEGIMOS LA MEJOR ARISTA QUE CONECTE UN VISITADO <text:tab/>Y UN NOVISITADO (AÑADIMOS LA ARISTA SELECCIONADA A LA SOLUCION Y EL <text:tab/>VERTICE DESTINO A LOS VISITADOS).</text:p>
      <text:p text:style-name="Standard"/>
      <text:p text:style-name="Standard"><text:tab/><text:span text:style-name="T1">* DOS SOLUCIONES:</text:span></text:p>
      <text:p text:style-name="P2"><text:tab/><text:tab/>MENOS EFICIENTE</text:p>
      <text:p text:style-name="Standard"><text:tab/><text:tab/><text:tab/>PARA BUSCAR LA MINIMA ARISTA SE RECORREN TODAS LAS ARISTAS <text:tab/><text:tab/><text:tab/>ESCOGIENDO</text:p>
      <text:p text:style-name="Standard"><text:tab/><text:tab/><text:tab/>LA MENOR QUE CONECTE UN VISITADO CON UN NO VISITADO = N². LO <text:tab/><text:tab/><text:tab/>TENEMOS</text:p>
      <text:p text:style-name="Standard"><text:tab/><text:tab/><text:tab/>QUE HACER N-1 VEZ, TOTAL N³.</text:p>
      <text:p text:style-name="Standard"/>
      <text:p text:style-name="Standard"><text:tab/><text:tab/><text:span text:style-name="T1">MAS EFICIENTE</text:span></text:p>
      <text:p text:style-name="Standard"><text:tab/><text:tab/><text:tab/>NOS GUARDAMOS PARA CADA VERTICE LA MEJOR FORMA DE <text:tab/><text:tab/><text:tab/><text:tab/><text:tab/><text:tab/>CONECTARLO CON CUALQUIER VERTICE VISITADO. LO ACTUALIZAMOS <text:tab/><text:tab/><text:tab/>PARA CADA VERTICE VISITADO.</text:p>
      <text:p text:style-name="Standard"><text:tab/><text:tab/><text:tab/>COSTE DE ACTUALIZACION = N, COSTE DE BUSCAR EL MEJOR DE ELLOS <text:tab/><text:tab/><text:tab/>N. LO TENEMOS QUE HACER N -1 VEZ, TOTAL N².</text:p>
      <text:p text:style-name="Standard"/>
      <text:p text:style-name="P3"/>
      <text:p text:style-name="P4">Programación dinámica-Almacen <text:span text:style-name="T3">(Coste Espacial y Estructural)</text:span></text:p>
      <text:p text:style-name="P3"/>
      <text:p text:style-name="P4">Constante</text:p>
      <text:p text:style-name="P7">int tubo(int n){</text:p>
      <text:p text:style-name="P7"><text:tab/>if(n==0)</text:p>
      <text:p text:style-name="P7"><text:tab/><text:tab/>return 0;</text:p>
      <text:p text:style-name="P7"><text:tab/>if(n==1)</text:p>
      <text:p text:style-name="P7"><text:tab/><text:tab/>return 1;</text:p>
      <text:p text:style-name="P7"><text:tab/>else</text:p>
      <text:p text:style-name="P7"><text:tab/><text:tab/>return f(n-1)+f(n-2);</text:p>
      <text:p text:style-name="P7">}</text:p>
      <text:p text:style-name="P7"><text:soft-page-break/>0<text:tab/>1<text:tab/>2<text:tab/>3<text:tab/>4<text:tab/>5</text:p>
      <text:p text:style-name="P7">----------------------------- → ALMACEN</text:p>
      <text:p text:style-name="P7">0<text:tab/>1<text:tab/>1<text:tab/>2<text:tab/>3<text:tab/>5 → int A[] </text:p>
      <text:p text:style-name="P3"><text:span text:style-name="T2">-----------------------------</text:span></text:p>
      <text:p text:style-name="P3"><text:span text:style-name="T2"/></text:p>
      <text:p text:style-name="P3"><text:span text:style-name="T2">ant1<text:tab/><text:tab/>ant2<text:tab/><text:tab/>ant3</text:span></text:p>
      <text:p text:style-name="P3"><text:span text:style-name="T2">--------------------------- → ALMACEN OPTIMIZADO = O(1)</text:span></text:p>
      <text:p text:style-name="P3"><text:span text:style-name="T2">0<text:tab/><text:tab/>1<text:tab/><text:tab/>1</text:span></text:p>
      <text:p text:style-name="P3"><text:span text:style-name="T2">1<text:tab/><text:tab/>1<text:tab/><text:tab/>2</text:span></text:p>
      <text:p text:style-name="P3"><text:span text:style-name="T2">1<text:tab/><text:tab/>2<text:tab/><text:tab/>3</text:span></text:p>
      <text:p text:style-name="P3"><text:span text:style-name="T2">2<text:tab/><text:tab/>3<text:tab/><text:tab/>5</text:span></text:p>
      <text:p text:style-name="P3"><text:span text:style-name="T2">---------------------------</text:span></text:p>
      <text:p text:style-name="P3"><text:span text:style-name="T2"/></text:p>
      <text:p text:style-name="P3"><text:span text:style-name="T2"/></text:p>
      <text:p text:style-name="P7">int f(int x, int y){<text:tab/><text:tab/>→ int A[x-y+1] = O(1)</text:p>
      <text:p text:style-name="P7"><text:tab/>if(x&lt;y)</text:p>
      <text:p text:style-name="P7"><text:tab/><text:tab/>return 0;</text:p>
      <text:p text:style-name="P7"><text:tab/>if(x==y)</text:p>
      <text:p text:style-name="P7"><text:tab/><text:tab/>return 1;<text:tab/><text:tab/><text:tab/><text:span text:style-name="T3">Te apoyas solo con el anterior, recorre de x a y hacia atrás. Cuando ocurre</text:span></text:p>
      <text:p text:style-name="P7"><text:tab/>else<text:tab/><text:tab/><text:tab/><text:tab/><text:tab/><text:span text:style-name="T3">esto, siempre es constante 1.</text:span></text:p>
      <text:p text:style-name="P7"><text:tab/><text:tab/>return f(x-1,y)+x;</text:p>
      <text:p text:style-name="P7">}</text:p>
      <text:p text:style-name="P7"><text:span text:style-name="T2"/></text:p>
      <text:p text:style-name="P5">Coste Lineal</text:p>
      <text:p text:style-name="P8"/>
      <text:p text:style-name="P8">int f(int x, int v[]){ → O(x) <text:tab/><text:tab/><text:span text:style-name="T4">Necesitas el anterior en todo momento. Siempre es Lineal.</text:span></text:p>
      <text:p text:style-name="P8"><text:tab/>if(x==0)</text:p>
      <text:p text:style-name="P8"><text:tab/><text:tab/>return 0;<text:tab/><text:tab/><text:tab/><text:tab/><text:tab/><text:span text:style-name="T4">int A[]</text:span></text:p>
      <text:p text:style-name="P8"><text:tab/>int m = 0;</text:p>
      <text:p text:style-name="P8"><text:tab/>for(k=1; k&lt;= x; k++){</text:p>
      <text:p text:style-name="P8"><text:tab/><text:tab/>m = max(m, v[k-1] + f(<text:span text:style-name="T4">x-k, v</text:span>);</text:p>
      <text:p text:style-name="P8"><text:tab/>}</text:p>
      <text:p text:style-name="P8"/>
      <text:p text:style-name="P6">Mochila Lineal</text:p>
      <text:p text:style-name="P9"/>
      <text:p text:style-name="P9">int mo(int n, int p) {<text:tab/><text:tab/><text:tab/><text:tab/>O(<text:span text:style-name="T6">2*</text:span>p)<text:tab/><text:tab/>int A[][]</text:p>
      <text:p text:style-name="P9"><text:tab/>…</text:p>
      <text:p text:style-name="P9"><text:tab/>return max(mo(n-1, P), mo(n-1, P-p[n])+v[n])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47:37.771598894</meta:creation-date>
    <dc:date>2019-05-06T20:35:44.439310291</dc:date>
    <meta:editing-duration>PT51M5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70" meta:word-count="361" meta:character-count="2208" meta:non-whitespace-character-count="1769"/>
  </office:meta>
</office:document-meta>
</file>